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JCacheableService.AnnotatedJCacheableService( Cache defaul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cach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earlyPut( String id , @ CacheValue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edJCacheableService.cacheWithCustomCacheResolv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throwCheckedException( boolean match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JCacheableService.put( String id , @ CacheValu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JCacheableService.cacheNull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cacheWithException( @ CacheKey String id ,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JCacheableService.earlyRemoveAllWithException(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cacheAlwaysInvok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earlyRemoveWithException( @ CacheKey String id ,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removeAllWithException(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JCacheableService.putWithException( @ CacheKey String id , @ CacheValue Object value ,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cacheWithCheckedException( @ CacheKey String id ,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JCacheableService.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JCacheableService.earlyPutWithException( @ CacheKey String id , @ CacheValue Object value ,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cacheWithPartialKey( @ CacheKey String id , boolean not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removeWithException( @ CacheKey String id , boolean mat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cacheWithCustomKeyGenerator( String id , String anoth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exception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JCacheableService.earlyRemove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JCacheableService.earlyRemoveAl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JCacheableService.throwException( boolean match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JCacheableService.remov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